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957cm" svg:height="1.899cm" draw:transform="rotate (0.0979129710368819) translate (3.9610529661996cm 3.78538970642019cm)" svg:viewBox="0 0 1958 1900" svg:d="M594 54c677-186 1361 112 1364 842 2 731-468 986-1017 1003-549 16-775-124-927-258-109-115 461-766 583-690 163 180 703 327 672 153s-216-524-782-361c-163-4-5-650 107-689z">
          <text:p/>
        </draw:path>
        <draw:path draw:style-name="gr1" draw:text-style-name="P1" draw:layer="layout" svg:width="1.455cm" svg:height="1.641cm" draw:transform="rotate (0.0982620368872808) translate (4.1139828099164cm 2.8670876129082cm)" svg:viewBox="0 0 1456 1642" svg:d="M41 153c588-248 1415-250 1415 415 1 664-603 946-1212 1074-62 14-1-652 170-705 171-52 472-87 280-182-191-96-311-5-445 74-135 80-337-634-208-676z">
          <text:p/>
        </draw:path>
        <draw:path draw:style-name="gr2" draw:text-style-name="P1" draw:layer="layout" svg:width="0.903cm" svg:height="0.661cm" draw:transform="rotate (-2.15757602131539) translate (4.8309911071038cm 4.793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4.8649911071038cm 3.095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835cm" svg:height="0.55cm" draw:transform="skewX (-0.00139626340159544) rotate (-2.15705242253979) translate (5.0860326429421cm 3.898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39:52.316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